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165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1.452in"/>
    </style:style>
    <style:style style:name="co5" style:family="table-column">
      <style:table-column-properties fo:break-before="auto" style:column-width="1.4598in"/>
    </style:style>
    <style:style style:name="co6" style:family="table-column">
      <style:table-column-properties fo:break-before="auto" style:column-width="1.3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results_MAE_nott2jazz_ma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CTnCTR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MCTD</text:p>
          </table:table-cell>
          <table:table-cell office:value-type="string" calcext:value-type="string">
            <text:p>HRHE_i</text:p>
          </table:table-cell>
          <table:table-cell office:value-type="string" calcext:value-type="string">
            <text:p>HRC_i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av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465534075589996" calcext:value-type="float">
            <text:p>0.465534075589996</text:p>
          </table:table-cell>
          <table:table-cell office:value-type="float" office:value="5.78571428571429" calcext:value-type="float">
            <text:p>5.78571428571429</text:p>
          </table:table-cell>
          <table:table-cell office:value-type="float" office:value="0.168835218324388" calcext:value-type="float">
            <text:p>0.168835218324388</text:p>
          </table:table-cell>
          <table:table-cell office:value-type="float" office:value="0.132859795604142" calcext:value-type="float">
            <text:p>0.132859795604142</text:p>
          </table:table-cell>
          <table:table-cell office:value-type="float" office:value="0.120659866908577" calcext:value-type="float">
            <text:p>0.120659866908577</text:p>
          </table:table-cell>
          <table:table-cell office:value-type="float" office:value="0.11157881053289" calcext:value-type="float">
            <text:p>0.11157881053289</text:p>
          </table:table-cell>
          <table:table-cell office:value-type="float" office:value="0.35213746023944" calcext:value-type="float">
            <text:p>0.35213746023944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37469664751145" calcext:value-type="float">
            <text:p>0.437469664751145</text:p>
          </table:table-cell>
          <table:table-cell table:formula="of:=AVERAGE([.B2:.J2])" office:value-type="float" office:value="0.944817845137366" calcext:value-type="float">
            <text:p>0.944817845137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0.465918271613509" calcext:value-type="float">
            <text:p>0.465918271613509</text:p>
          </table:table-cell>
          <table:table-cell office:value-type="float" office:value="6.25" calcext:value-type="float">
            <text:p>6.25</text:p>
          </table:table-cell>
          <table:table-cell office:value-type="float" office:value="0.17203693393821" calcext:value-type="float">
            <text:p>0.17203693393821</text:p>
          </table:table-cell>
          <table:table-cell office:value-type="float" office:value="0.146753175641483" calcext:value-type="float">
            <text:p>0.146753175641483</text:p>
          </table:table-cell>
          <table:table-cell office:value-type="float" office:value="0.131579818316702" calcext:value-type="float">
            <text:p>0.131579818316702</text:p>
          </table:table-cell>
          <table:table-cell office:value-type="float" office:value="0.127928309936872" calcext:value-type="float">
            <text:p>0.127928309936872</text:p>
          </table:table-cell>
          <table:table-cell office:value-type="float" office:value="0.337106305777171" calcext:value-type="float">
            <text:p>0.337106305777171</text:p>
          </table:table-cell>
          <table:table-cell office:value-type="float" office:value="0.821428571428571" calcext:value-type="float">
            <text:p>0.821428571428571</text:p>
          </table:table-cell>
          <table:table-cell office:value-type="float" office:value="0.435061110505782" calcext:value-type="float">
            <text:p>0.435061110505782</text:p>
          </table:table-cell>
          <table:table-cell table:formula="of:=AVERAGE([.B3:.J3])" office:value-type="float" office:value="0.987534721906478" calcext:value-type="float">
            <text:p>0.9875347219064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hl</text:p>
          </table:table-cell>
          <table:table-cell office:value-type="float" office:value="0.482096701676023" calcext:value-type="float">
            <text:p>0.482096701676023</text:p>
          </table:table-cell>
          <table:table-cell office:value-type="float" office:value="4.75" calcext:value-type="float">
            <text:p>4.75</text:p>
          </table:table-cell>
          <table:table-cell office:value-type="float" office:value="0.180543214377685" calcext:value-type="float">
            <text:p>0.180543214377685</text:p>
          </table:table-cell>
          <table:table-cell office:value-type="float" office:value="0.14101168286851" calcext:value-type="float">
            <text:p>0.14101168286851</text:p>
          </table:table-cell>
          <table:table-cell office:value-type="float" office:value="0.113420534217554" calcext:value-type="float">
            <text:p>0.113420534217554</text:p>
          </table:table-cell>
          <table:table-cell office:value-type="float" office:value="0.111010214113087" calcext:value-type="float">
            <text:p>0.111010214113087</text:p>
          </table:table-cell>
          <table:table-cell office:value-type="float" office:value="0.397257069274287" calcext:value-type="float">
            <text:p>0.397257069274287</text:p>
          </table:table-cell>
          <table:table-cell office:value-type="float" office:value="1.39285714285714" calcext:value-type="float">
            <text:p>1.39285714285714</text:p>
          </table:table-cell>
          <table:table-cell office:value-type="float" office:value="0.304528556312447" calcext:value-type="float">
            <text:p>0.304528556312447</text:p>
          </table:table-cell>
          <table:table-cell table:formula="of:=AVERAGE([.B4:.J4])" office:value-type="float" office:value="0.874747235077415" calcext:value-type="float">
            <text:p>0.8747472350774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0.876345189512083" calcext:value-type="float">
            <text:p>0.876345189512083</text:p>
          </table:table-cell>
          <table:table-cell office:value-type="float" office:value="6.21428571428571" calcext:value-type="float">
            <text:p>6.21428571428571</text:p>
          </table:table-cell>
          <table:table-cell office:value-type="float" office:value="0.186216588879333" calcext:value-type="float">
            <text:p>0.186216588879333</text:p>
          </table:table-cell>
          <table:table-cell office:value-type="float" office:value="0.122855693458076" calcext:value-type="float">
            <text:p>0.122855693458076</text:p>
          </table:table-cell>
          <table:table-cell office:value-type="float" office:value="0.111064628029123" calcext:value-type="float">
            <text:p>0.111064628029123</text:p>
          </table:table-cell>
          <table:table-cell office:value-type="float" office:value="0.0980355097645525" calcext:value-type="float">
            <text:p>0.0980355097645525</text:p>
          </table:table-cell>
          <table:table-cell office:value-type="float" office:value="0.401648878287642" calcext:value-type="float">
            <text:p>0.401648878287642</text:p>
          </table:table-cell>
          <table:table-cell office:value-type="float" office:value="1.21428571428571" calcext:value-type="float">
            <text:p>1.21428571428571</text:p>
          </table:table-cell>
          <table:table-cell office:value-type="float" office:value="0.155967073876828" calcext:value-type="float">
            <text:p>0.155967073876828</text:p>
          </table:table-cell>
          <table:table-cell table:formula="of:=AVERAGE([.B5:.J5])" office:value-type="float" office:value="1.04230055448656" calcext:value-type="float">
            <text:p>1.042300554486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91836987958088" calcext:value-type="float">
            <text:p>0.91836987958088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.191728096186367" calcext:value-type="float">
            <text:p>0.191728096186367</text:p>
          </table:table-cell>
          <table:table-cell office:value-type="float" office:value="0.117509948642982" calcext:value-type="float">
            <text:p>0.117509948642982</text:p>
          </table:table-cell>
          <table:table-cell office:value-type="float" office:value="0.11093857221481" calcext:value-type="float">
            <text:p>0.11093857221481</text:p>
          </table:table-cell>
          <table:table-cell office:value-type="float" office:value="0.0962663300193882" calcext:value-type="float">
            <text:p>0.0962663300193882</text:p>
          </table:table-cell>
          <table:table-cell office:value-type="float" office:value="0.389158146562699" calcext:value-type="float">
            <text:p>0.389158146562699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156369224345169" calcext:value-type="float">
            <text:p>0.156369224345169</text:p>
          </table:table-cell>
          <table:table-cell table:formula="of:=AVERAGE([.B6:.J6])" office:value-type="float" office:value="1.07718065687089" calcext:value-type="float">
            <text:p>1.077180656870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899159720537375" calcext:value-type="float">
            <text:p>0.899159720537375</text:p>
          </table:table-cell>
          <table:table-cell office:value-type="float" office:value="6.46428571428571" calcext:value-type="float">
            <text:p>6.46428571428571</text:p>
          </table:table-cell>
          <table:table-cell office:value-type="float" office:value="0.177748163172579" calcext:value-type="float">
            <text:p>0.177748163172579</text:p>
          </table:table-cell>
          <table:table-cell office:value-type="float" office:value="0.118063327148507" calcext:value-type="float">
            <text:p>0.118063327148507</text:p>
          </table:table-cell>
          <table:table-cell office:value-type="float" office:value="0.113446447264317" calcext:value-type="float">
            <text:p>0.113446447264317</text:p>
          </table:table-cell>
          <table:table-cell office:value-type="float" office:value="0.102206021406851" calcext:value-type="float">
            <text:p>0.102206021406851</text:p>
          </table:table-cell>
          <table:table-cell office:value-type="float" office:value="0.374550408734957" calcext:value-type="float">
            <text:p>0.374550408734957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146451747749262" calcext:value-type="float">
            <text:p>0.146451747749262</text:p>
          </table:table-cell>
          <table:table-cell table:formula="of:=AVERAGE([.B7:.J7])" office:value-type="float" office:value="1.04002191828725" calcext:value-type="float">
            <text:p>1.040021918287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32546184054782" calcext:value-type="float">
            <text:p>0.532546184054782</text:p>
          </table:table-cell>
          <table:table-cell office:value-type="float" office:value="9.78571428571429" calcext:value-type="float">
            <text:p>9.78571428571429</text:p>
          </table:table-cell>
          <table:table-cell office:value-type="float" office:value="0.164833651810237" calcext:value-type="float">
            <text:p>0.164833651810237</text:p>
          </table:table-cell>
          <table:table-cell office:value-type="float" office:value="0.146199431279033" calcext:value-type="float">
            <text:p>0.146199431279033</text:p>
          </table:table-cell>
          <table:table-cell office:value-type="float" office:value="0.116842357877723" calcext:value-type="float">
            <text:p>0.116842357877723</text:p>
          </table:table-cell>
          <table:table-cell office:value-type="float" office:value="0.127960210000336" calcext:value-type="float">
            <text:p>0.127960210000336</text:p>
          </table:table-cell>
          <table:table-cell office:value-type="float" office:value="0.340729108545668" calcext:value-type="float">
            <text:p>0.340729108545668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427617430946401" calcext:value-type="float">
            <text:p>0.427617430946401</text:p>
          </table:table-cell>
          <table:table-cell table:formula="of:=AVERAGE([.B8:.J8])" office:value-type="float" office:value="1.39281108923173" calcext:value-type="float">
            <text:p>1.39281108923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0.586828435931073" calcext:value-type="float">
            <text:p>0.586828435931073</text:p>
          </table:table-cell>
          <table:table-cell office:value-type="float" office:value="9.17857142857143" calcext:value-type="float">
            <text:p>9.17857142857143</text:p>
          </table:table-cell>
          <table:table-cell office:value-type="float" office:value="0.180045845538083" calcext:value-type="float">
            <text:p>0.180045845538083</text:p>
          </table:table-cell>
          <table:table-cell office:value-type="float" office:value="0.157431026907065" calcext:value-type="float">
            <text:p>0.157431026907065</text:p>
          </table:table-cell>
          <table:table-cell office:value-type="float" office:value="0.10323991874514" calcext:value-type="float">
            <text:p>0.10323991874514</text:p>
          </table:table-cell>
          <table:table-cell office:value-type="float" office:value="0.137575751432764" calcext:value-type="float">
            <text:p>0.137575751432764</text:p>
          </table:table-cell>
          <table:table-cell office:value-type="float" office:value="0.350161690544391" calcext:value-type="float">
            <text:p>0.35016169054439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422280590046155" calcext:value-type="float">
            <text:p>0.422280590046155</text:p>
          </table:table-cell>
          <table:table-cell table:formula="of:=AVERAGE([.B9:.J9])" office:value-type="float" office:value="1.330364171651" calcext:value-type="float">
            <text:p>1.33036417165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hl</text:p>
          </table:table-cell>
          <table:table-cell table:style-name="ce1" office:value-type="float" office:value="0.515313399560901" calcext:value-type="float">
            <text:p>0.515313399560901</text:p>
          </table:table-cell>
          <table:table-cell table:style-name="ce1" office:value-type="float" office:value="4.64285714285714" calcext:value-type="float">
            <text:p>4.64285714285714</text:p>
          </table:table-cell>
          <table:table-cell table:style-name="ce1" office:value-type="float" office:value="0.19169939755646" calcext:value-type="float">
            <text:p>0.19169939755646</text:p>
          </table:table-cell>
          <table:table-cell table:style-name="ce1" office:value-type="float" office:value="0.0879136417743117" calcext:value-type="float">
            <text:p>0.0879136417743117</text:p>
          </table:table-cell>
          <table:table-cell table:style-name="ce1" office:value-type="float" office:value="0.147524459634069" calcext:value-type="float">
            <text:p>0.147524459634069</text:p>
          </table:table-cell>
          <table:table-cell table:style-name="ce1" office:value-type="float" office:value="0.092588487929181" calcext:value-type="float">
            <text:p>0.092588487929181</text:p>
          </table:table-cell>
          <table:table-cell table:style-name="ce1" office:value-type="float" office:value="0.352645114813961" calcext:value-type="float">
            <text:p>0.352645114813961</text:p>
          </table:table-cell>
          <table:table-cell table:style-name="ce1" office:value-type="float" office:value="0.928571428571429" calcext:value-type="float">
            <text:p>0.928571428571429</text:p>
          </table:table-cell>
          <table:table-cell table:style-name="ce1" office:value-type="float" office:value="0.225386656453749" calcext:value-type="float">
            <text:p>0.225386656453749</text:p>
          </table:table-cell>
          <table:table-cell table:style-name="ce1" table:formula="of:=AVERAGE([.B10:.J10])" office:value-type="float" office:value="0.798277747683467" calcext:value-type="float">
            <text:p>0.798277747683467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0.772697377743451" calcext:value-type="float">
            <text:p>0.772697377743451</text:p>
          </table:table-cell>
          <table:table-cell office:value-type="float" office:value="5.92857142857143" calcext:value-type="float">
            <text:p>5.92857142857143</text:p>
          </table:table-cell>
          <table:table-cell office:value-type="float" office:value="0.252760269376825" calcext:value-type="float">
            <text:p>0.252760269376825</text:p>
          </table:table-cell>
          <table:table-cell office:value-type="float" office:value="0.085592100602444" calcext:value-type="float">
            <text:p>0.085592100602444</text:p>
          </table:table-cell>
          <table:table-cell office:value-type="float" office:value="0.167302789602232" calcext:value-type="float">
            <text:p>0.167302789602232</text:p>
          </table:table-cell>
          <table:table-cell office:value-type="float" office:value="0.101539047199343" calcext:value-type="float">
            <text:p>0.101539047199343</text:p>
          </table:table-cell>
          <table:table-cell office:value-type="float" office:value="0.405710382327386" calcext:value-type="float">
            <text:p>0.405710382327386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230752735995763" calcext:value-type="float">
            <text:p>0.230752735995763</text:p>
          </table:table-cell>
          <table:table-cell table:formula="of:=AVERAGE([.B11:.J11])" office:value-type="float" office:value="0.985944173332256" calcext:value-type="float">
            <text:p>0.985944173332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810410872450013" calcext:value-type="float">
            <text:p>0.810410872450013</text:p>
          </table:table-cell>
          <table:table-cell office:value-type="float" office:value="6.21428571428571" calcext:value-type="float">
            <text:p>6.21428571428571</text:p>
          </table:table-cell>
          <table:table-cell office:value-type="float" office:value="0.242802598329818" calcext:value-type="float">
            <text:p>0.242802598329818</text:p>
          </table:table-cell>
          <table:table-cell office:value-type="float" office:value="0.0891225740461695" calcext:value-type="float">
            <text:p>0.0891225740461695</text:p>
          </table:table-cell>
          <table:table-cell office:value-type="float" office:value="0.165767976885412" calcext:value-type="float">
            <text:p>0.165767976885412</text:p>
          </table:table-cell>
          <table:table-cell office:value-type="float" office:value="0.103192549946629" calcext:value-type="float">
            <text:p>0.103192549946629</text:p>
          </table:table-cell>
          <table:table-cell office:value-type="float" office:value="0.374326016804669" calcext:value-type="float">
            <text:p>0.374326016804669</text:p>
          </table:table-cell>
          <table:table-cell office:value-type="float" office:value="1.03571428571429" calcext:value-type="float">
            <text:p>1.03571428571429</text:p>
          </table:table-cell>
          <table:table-cell office:value-type="float" office:value="0.178886355378857" calcext:value-type="float">
            <text:p>0.178886355378857</text:p>
          </table:table-cell>
          <table:table-cell table:formula="of:=AVERAGE([.B12:.J12])" office:value-type="float" office:value="1.02383432709351" calcext:value-type="float">
            <text:p>1.023834327093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0_5</text:p>
          </table:table-cell>
          <table:table-cell office:value-type="float" office:value="0.836244045577201" calcext:value-type="float">
            <text:p>0.836244045577201</text:p>
          </table:table-cell>
          <table:table-cell office:value-type="float" office:value="6.5" calcext:value-type="float">
            <text:p>6.5</text:p>
          </table:table-cell>
          <table:table-cell office:value-type="float" office:value="0.241438447343698" calcext:value-type="float">
            <text:p>0.241438447343698</text:p>
          </table:table-cell>
          <table:table-cell office:value-type="float" office:value="0.0928918741392536" calcext:value-type="float">
            <text:p>0.0928918741392536</text:p>
          </table:table-cell>
          <table:table-cell office:value-type="float" office:value="0.18594339671344" calcext:value-type="float">
            <text:p>0.18594339671344</text:p>
          </table:table-cell>
          <table:table-cell office:value-type="float" office:value="0.108268142472715" calcext:value-type="float">
            <text:p>0.108268142472715</text:p>
          </table:table-cell>
          <table:table-cell office:value-type="float" office:value="0.447485188736794" calcext:value-type="float">
            <text:p>0.447485188736794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206827778733323" calcext:value-type="float">
            <text:p>0.206827778733323</text:p>
          </table:table-cell>
          <table:table-cell table:formula="of:=AVERAGE([.B13:.J13])" office:value-type="float" office:value="1.07672527168278" calcext:value-type="float">
            <text:p>1.076725271682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10_0</text:p>
          </table:table-cell>
          <table:table-cell office:value-type="float" office:value="1.12408007384055" calcext:value-type="float">
            <text:p>1.12408007384055</text:p>
          </table:table-cell>
          <table:table-cell office:value-type="float" office:value="10.6818181818182" calcext:value-type="float">
            <text:p>10.6818181818182</text:p>
          </table:table-cell>
          <table:table-cell office:value-type="float" office:value="0.414800608931177" calcext:value-type="float">
            <text:p>0.414800608931177</text:p>
          </table:table-cell>
          <table:table-cell office:value-type="float" office:value="0.34903315903546" calcext:value-type="float">
            <text:p>0.34903315903546</text:p>
          </table:table-cell>
          <table:table-cell office:value-type="float" office:value="0.267801573416229" calcext:value-type="float">
            <text:p>0.267801573416229</text:p>
          </table:table-cell>
          <table:table-cell office:value-type="float" office:value="0.274080084851499" calcext:value-type="float">
            <text:p>0.274080084851499</text:p>
          </table:table-cell>
          <table:table-cell office:value-type="float" office:value="0.310140456542339" calcext:value-type="float">
            <text:p>0.310140456542339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0.341441195064559" calcext:value-type="float">
            <text:p>0.341441195064559</text:p>
          </table:table-cell>
          <table:table-cell table:formula="of:=AVERAGE([.B14:.J14])" office:value-type="float" office:value="1.65045604715657" calcext:value-type="float">
            <text:p>1.6504560471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1_0</text:p>
          </table:table-cell>
          <table:table-cell office:value-type="float" office:value="0.778763644423155" calcext:value-type="float">
            <text:p>0.778763644423155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0.214979017604883" calcext:value-type="float">
            <text:p>0.214979017604883</text:p>
          </table:table-cell>
          <table:table-cell office:value-type="float" office:value="0.103021850739592" calcext:value-type="float">
            <text:p>0.103021850739592</text:p>
          </table:table-cell>
          <table:table-cell office:value-type="float" office:value="0.173559828403865" calcext:value-type="float">
            <text:p>0.173559828403865</text:p>
          </table:table-cell>
          <table:table-cell office:value-type="float" office:value="0.102887381637894" calcext:value-type="float">
            <text:p>0.102887381637894</text:p>
          </table:table-cell>
          <table:table-cell office:value-type="float" office:value="0.412179786759604" calcext:value-type="float">
            <text:p>0.412179786759604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219092268217911" calcext:value-type="float">
            <text:p>0.219092268217911</text:p>
          </table:table-cell>
          <table:table-cell table:formula="of:=AVERAGE([.B15:.J15])" office:value-type="float" office:value="1.01240295943664" calcext:value-type="float">
            <text:p>1.012402959436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20_0</text:p>
          </table:table-cell>
          <table:table-cell office:value-type="float" office:value="0.717634061686304" calcext:value-type="float">
            <text:p>0.717634061686304</text:p>
          </table:table-cell>
          <table:table-cell office:value-type="float" office:value="7.77272727272727" calcext:value-type="float">
            <text:p>7.77272727272727</text:p>
          </table:table-cell>
          <table:table-cell office:value-type="float" office:value="0.275153217254594" calcext:value-type="float">
            <text:p>0.275153217254594</text:p>
          </table:table-cell>
          <table:table-cell office:value-type="float" office:value="0.322186860190691" calcext:value-type="float">
            <text:p>0.322186860190691</text:p>
          </table:table-cell>
          <table:table-cell office:value-type="float" office:value="0.256127051335102" calcext:value-type="float">
            <text:p>0.256127051335102</text:p>
          </table:table-cell>
          <table:table-cell office:value-type="float" office:value="0.271031290704655" calcext:value-type="float">
            <text:p>0.271031290704655</text:p>
          </table:table-cell>
          <table:table-cell office:value-type="float" office:value="0.385765591009133" calcext:value-type="float">
            <text:p>0.385765591009133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0.396364054641763" calcext:value-type="float">
            <text:p>0.396364054641763</text:p>
          </table:table-cell>
          <table:table-cell table:formula="of:=AVERAGE([.B16:.J16])" office:value-type="float" office:value="1.27643316560651" calcext:value-type="float">
            <text:p>1.276433165606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2_5</text:p>
          </table:table-cell>
          <table:table-cell office:value-type="float" office:value="0.567764981728387" calcext:value-type="float">
            <text:p>0.567764981728387</text:p>
          </table:table-cell>
          <table:table-cell office:value-type="float" office:value="5.53571428571429" calcext:value-type="float">
            <text:p>5.53571428571429</text:p>
          </table:table-cell>
          <table:table-cell office:value-type="float" office:value="0.228171397432104" calcext:value-type="float">
            <text:p>0.228171397432104</text:p>
          </table:table-cell>
          <table:table-cell office:value-type="float" office:value="0.110543728102553" calcext:value-type="float">
            <text:p>0.110543728102553</text:p>
          </table:table-cell>
          <table:table-cell office:value-type="float" office:value="0.125272866115218" calcext:value-type="float">
            <text:p>0.125272866115218</text:p>
          </table:table-cell>
          <table:table-cell office:value-type="float" office:value="0.10758456224146" calcext:value-type="float">
            <text:p>0.10758456224146</text:p>
          </table:table-cell>
          <table:table-cell office:value-type="float" office:value="0.456574907203209" calcext:value-type="float">
            <text:p>0.456574907203209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.239434261925879" calcext:value-type="float">
            <text:p>0.239434261925879</text:p>
          </table:table-cell>
          <table:table-cell table:formula="of:=AVERAGE([.B17:.J17])" office:value-type="float" office:value="0.961863919575264" calcext:value-type="float">
            <text:p>0.961863919575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5_0</text:p>
          </table:table-cell>
          <table:table-cell office:value-type="float" office:value="0.773623951494467" calcext:value-type="float">
            <text:p>0.773623951494467</text:p>
          </table:table-cell>
          <table:table-cell office:value-type="float" office:value="7.32142857142857" calcext:value-type="float">
            <text:p>7.32142857142857</text:p>
          </table:table-cell>
          <table:table-cell office:value-type="float" office:value="0.250994523254707" calcext:value-type="float">
            <text:p>0.250994523254707</text:p>
          </table:table-cell>
          <table:table-cell office:value-type="float" office:value="0.259142219034366" calcext:value-type="float">
            <text:p>0.259142219034366</text:p>
          </table:table-cell>
          <table:table-cell office:value-type="float" office:value="0.235920757734531" calcext:value-type="float">
            <text:p>0.235920757734531</text:p>
          </table:table-cell>
          <table:table-cell office:value-type="float" office:value="0.2351643853152" calcext:value-type="float">
            <text:p>0.2351643853152</text:p>
          </table:table-cell>
          <table:table-cell office:value-type="float" office:value="0.36516973290678" calcext:value-type="float">
            <text:p>0.36516973290678</text:p>
          </table:table-cell>
          <table:table-cell office:value-type="float" office:value="1.17857142857143" calcext:value-type="float">
            <text:p>1.17857142857143</text:p>
          </table:table-cell>
          <table:table-cell office:value-type="float" office:value="0.371080153585153" calcext:value-type="float">
            <text:p>0.371080153585153</text:p>
          </table:table-cell>
          <table:table-cell table:formula="of:=AVERAGE([.B18:.J18])" office:value-type="float" office:value="1.22123285814724" calcext:value-type="float">
            <text:p>1.221232858147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7_0</text:p>
          </table:table-cell>
          <table:table-cell office:value-type="float" office:value="0.720629033027205" calcext:value-type="float">
            <text:p>0.720629033027205</text:p>
          </table:table-cell>
          <table:table-cell office:value-type="float" office:value="7.14285714285714" calcext:value-type="float">
            <text:p>7.14285714285714</text:p>
          </table:table-cell>
          <table:table-cell office:value-type="float" office:value="0.269620667362724" calcext:value-type="float">
            <text:p>0.269620667362724</text:p>
          </table:table-cell>
          <table:table-cell office:value-type="float" office:value="0.291329682136189" calcext:value-type="float">
            <text:p>0.291329682136189</text:p>
          </table:table-cell>
          <table:table-cell office:value-type="float" office:value="0.235932366246416" calcext:value-type="float">
            <text:p>0.235932366246416</text:p>
          </table:table-cell>
          <table:table-cell office:value-type="float" office:value="0.252720428641394" calcext:value-type="float">
            <text:p>0.252720428641394</text:p>
          </table:table-cell>
          <table:table-cell office:value-type="float" office:value="0.328257918202564" calcext:value-type="float">
            <text:p>0.328257918202564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388475922490613" calcext:value-type="float">
            <text:p>0.388475922490613</text:p>
          </table:table-cell>
          <table:table-cell table:formula="of:=AVERAGE([.B19:.J19])" office:value-type="float" office:value="1.18902797026587" calcext:value-type="float">
            <text:p>1.18902797026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0_5</text:p>
          </table:table-cell>
          <table:table-cell office:value-type="float" office:value="0.868421341297847" calcext:value-type="float">
            <text:p>0.868421341297847</text:p>
          </table:table-cell>
          <table:table-cell office:value-type="float" office:value="6.67857142857143" calcext:value-type="float">
            <text:p>6.67857142857143</text:p>
          </table:table-cell>
          <table:table-cell office:value-type="float" office:value="0.223561070618195" calcext:value-type="float">
            <text:p>0.223561070618195</text:p>
          </table:table-cell>
          <table:table-cell office:value-type="float" office:value="0.0888393511089546" calcext:value-type="float">
            <text:p>0.0888393511089546</text:p>
          </table:table-cell>
          <table:table-cell office:value-type="float" office:value="0.190639694255893" calcext:value-type="float">
            <text:p>0.190639694255893</text:p>
          </table:table-cell>
          <table:table-cell office:value-type="float" office:value="0.107109844275883" calcext:value-type="float">
            <text:p>0.107109844275883</text:p>
          </table:table-cell>
          <table:table-cell office:value-type="float" office:value="0.459407378329272" calcext:value-type="float">
            <text:p>0.459407378329272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218667212942345" calcext:value-type="float">
            <text:p>0.218667212942345</text:p>
          </table:table-cell>
          <table:table-cell table:formula="of:=AVERAGE([.B20:.J20])" office:value-type="float" office:value="1.10470668650474" calcext:value-type="float">
            <text:p>1.10470668650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10_0</text:p>
          </table:table-cell>
          <table:table-cell office:value-type="float" office:value="1.16992595033677" calcext:value-type="float">
            <text:p>1.16992595033677</text:p>
          </table:table-cell>
          <table:table-cell office:value-type="float" office:value="10.5217391304348" calcext:value-type="float">
            <text:p>10.5217391304348</text:p>
          </table:table-cell>
          <table:table-cell office:value-type="float" office:value="0.439288481699094" calcext:value-type="float">
            <text:p>0.439288481699094</text:p>
          </table:table-cell>
          <table:table-cell office:value-type="float" office:value="0.319251957829762" calcext:value-type="float">
            <text:p>0.319251957829762</text:p>
          </table:table-cell>
          <table:table-cell office:value-type="float" office:value="0.270065929080524" calcext:value-type="float">
            <text:p>0.270065929080524</text:p>
          </table:table-cell>
          <table:table-cell office:value-type="float" office:value="0.266367826319401" calcext:value-type="float">
            <text:p>0.266367826319401</text:p>
          </table:table-cell>
          <table:table-cell office:value-type="float" office:value="0.345045566945035" calcext:value-type="float">
            <text:p>0.345045566945035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34131144856576" calcext:value-type="float">
            <text:p>0.34131144856576</text:p>
          </table:table-cell>
          <table:table-cell table:formula="of:=AVERAGE([.B21:.J21])" office:value-type="float" office:value="1.62067108549689" calcext:value-type="float">
            <text:p>1.62067108549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1_0</text:p>
          </table:table-cell>
          <table:table-cell office:value-type="float" office:value="0.784534141788626" calcext:value-type="float">
            <text:p>0.784534141788626</text:p>
          </table:table-cell>
          <table:table-cell office:value-type="float" office:value="6.07142857142857" calcext:value-type="float">
            <text:p>6.07142857142857</text:p>
          </table:table-cell>
          <table:table-cell office:value-type="float" office:value="0.234804725510309" calcext:value-type="float">
            <text:p>0.234804725510309</text:p>
          </table:table-cell>
          <table:table-cell office:value-type="float" office:value="0.103274741611403" calcext:value-type="float">
            <text:p>0.103274741611403</text:p>
          </table:table-cell>
          <table:table-cell office:value-type="float" office:value="0.17079176883061" calcext:value-type="float">
            <text:p>0.17079176883061</text:p>
          </table:table-cell>
          <table:table-cell office:value-type="float" office:value="0.105101487195718" calcext:value-type="float">
            <text:p>0.105101487195718</text:p>
          </table:table-cell>
          <table:table-cell office:value-type="float" office:value="0.469296820544444" calcext:value-type="float">
            <text:p>0.469296820544444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220230979872065" calcext:value-type="float">
            <text:p>0.220230979872065</text:p>
          </table:table-cell>
          <table:table-cell table:formula="of:=AVERAGE([.B22:.J22])" office:value-type="float" office:value="1.0256546453567" calcext:value-type="float">
            <text:p>1.02565464535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20_0</text:p>
          </table:table-cell>
          <table:table-cell office:value-type="float" office:value="0.757571410714784" calcext:value-type="float">
            <text:p>0.757571410714784</text:p>
          </table:table-cell>
          <table:table-cell office:value-type="float" office:value="8.54545454545455" calcext:value-type="float">
            <text:p>8.54545454545455</text:p>
          </table:table-cell>
          <table:table-cell office:value-type="float" office:value="0.240707673466788" calcext:value-type="float">
            <text:p>0.240707673466788</text:p>
          </table:table-cell>
          <table:table-cell office:value-type="float" office:value="0.31459539568042" calcext:value-type="float">
            <text:p>0.31459539568042</text:p>
          </table:table-cell>
          <table:table-cell office:value-type="float" office:value="0.244610183238982" calcext:value-type="float">
            <text:p>0.244610183238982</text:p>
          </table:table-cell>
          <table:table-cell office:value-type="float" office:value="0.262227064549792" calcext:value-type="float">
            <text:p>0.262227064549792</text:p>
          </table:table-cell>
          <table:table-cell office:value-type="float" office:value="0.308888470204875" calcext:value-type="float">
            <text:p>0.308888470204875</text:p>
          </table:table-cell>
          <table:table-cell office:value-type="float" office:value="1" calcext:value-type="float">
            <text:p>1</text:p>
          </table:table-cell>
          <table:table-cell office:value-type="float" office:value="0.394170030445841" calcext:value-type="float">
            <text:p>0.394170030445841</text:p>
          </table:table-cell>
          <table:table-cell table:formula="of:=AVERAGE([.B23:.J23])" office:value-type="float" office:value="1.34091386375067" calcext:value-type="float">
            <text:p>1.340913863750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2_5</text:p>
          </table:table-cell>
          <table:table-cell office:value-type="float" office:value="0.585640927600872" calcext:value-type="float">
            <text:p>0.585640927600872</text:p>
          </table:table-cell>
          <table:table-cell office:value-type="float" office:value="5.57142857142857" calcext:value-type="float">
            <text:p>5.57142857142857</text:p>
          </table:table-cell>
          <table:table-cell office:value-type="float" office:value="0.253129745763136" calcext:value-type="float">
            <text:p>0.253129745763136</text:p>
          </table:table-cell>
          <table:table-cell office:value-type="float" office:value="0.133420160981117" calcext:value-type="float">
            <text:p>0.133420160981117</text:p>
          </table:table-cell>
          <table:table-cell office:value-type="float" office:value="0.123517846872498" calcext:value-type="float">
            <text:p>0.123517846872498</text:p>
          </table:table-cell>
          <table:table-cell office:value-type="float" office:value="0.103583668205876" calcext:value-type="float">
            <text:p>0.103583668205876</text:p>
          </table:table-cell>
          <table:table-cell office:value-type="float" office:value="0.427590980430646" calcext:value-type="float">
            <text:p>0.427590980430646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278381997504065" calcext:value-type="float">
            <text:p>0.278381997504065</text:p>
          </table:table-cell>
          <table:table-cell table:formula="of:=AVERAGE([.B24:.J24])" office:value-type="float" office:value="0.953759639547738" calcext:value-type="float">
            <text:p>0.953759639547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5_0</text:p>
          </table:table-cell>
          <table:table-cell office:value-type="float" office:value="0.763207957977648" calcext:value-type="float">
            <text:p>0.763207957977648</text:p>
          </table:table-cell>
          <table:table-cell office:value-type="float" office:value="7.5" calcext:value-type="float">
            <text:p>7.5</text:p>
          </table:table-cell>
          <table:table-cell office:value-type="float" office:value="0.25660859094194" calcext:value-type="float">
            <text:p>0.25660859094194</text:p>
          </table:table-cell>
          <table:table-cell office:value-type="float" office:value="0.269893923716534" calcext:value-type="float">
            <text:p>0.269893923716534</text:p>
          </table:table-cell>
          <table:table-cell office:value-type="float" office:value="0.242734826928831" calcext:value-type="float">
            <text:p>0.242734826928831</text:p>
          </table:table-cell>
          <table:table-cell office:value-type="float" office:value="0.238711321849634" calcext:value-type="float">
            <text:p>0.238711321849634</text:p>
          </table:table-cell>
          <table:table-cell office:value-type="float" office:value="0.378470772516575" calcext:value-type="float">
            <text:p>0.378470772516575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389548951137898" calcext:value-type="float">
            <text:p>0.389548951137898</text:p>
          </table:table-cell>
          <table:table-cell table:formula="of:=AVERAGE([.B25:.J25])" office:value-type="float" office:value="1.23451165738863" calcext:value-type="float">
            <text:p>1.234511657388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7_0</text:p>
          </table:table-cell>
          <table:table-cell office:value-type="float" office:value="0.65373819034101" calcext:value-type="float">
            <text:p>0.65373819034101</text:p>
          </table:table-cell>
          <table:table-cell office:value-type="float" office:value="6.39285714285714" calcext:value-type="float">
            <text:p>6.39285714285714</text:p>
          </table:table-cell>
          <table:table-cell office:value-type="float" office:value="0.272974282740038" calcext:value-type="float">
            <text:p>0.272974282740038</text:p>
          </table:table-cell>
          <table:table-cell office:value-type="float" office:value="0.27757769467915" calcext:value-type="float">
            <text:p>0.27757769467915</text:p>
          </table:table-cell>
          <table:table-cell office:value-type="float" office:value="0.227953755073307" calcext:value-type="float">
            <text:p>0.227953755073307</text:p>
          </table:table-cell>
          <table:table-cell office:value-type="float" office:value="0.247568687738483" calcext:value-type="float">
            <text:p>0.247568687738483</text:p>
          </table:table-cell>
          <table:table-cell office:value-type="float" office:value="0.329914970966561" calcext:value-type="float">
            <text:p>0.329914970966561</text:p>
          </table:table-cell>
          <table:table-cell office:value-type="float" office:value="1.25" calcext:value-type="float">
            <text:p>1.25</text:p>
          </table:table-cell>
          <table:table-cell office:value-type="float" office:value="0.384304747912824" calcext:value-type="float">
            <text:p>0.384304747912824</text:p>
          </table:table-cell>
          <table:table-cell table:formula="of:=AVERAGE([.B26:.J26])" office:value-type="float" office:value="1.11520994136761" calcext:value-type="float">
            <text:p>1.115209941367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0_5</text:p>
          </table:table-cell>
          <table:table-cell office:value-type="float" office:value="0.856241039924191" calcext:value-type="float">
            <text:p>0.856241039924191</text:p>
          </table:table-cell>
          <table:table-cell office:value-type="float" office:value="6.42857142857143" calcext:value-type="float">
            <text:p>6.42857142857143</text:p>
          </table:table-cell>
          <table:table-cell office:value-type="float" office:value="0.244259576333504" calcext:value-type="float">
            <text:p>0.244259576333504</text:p>
          </table:table-cell>
          <table:table-cell office:value-type="float" office:value="0.0927643536018966" calcext:value-type="float">
            <text:p>0.0927643536018966</text:p>
          </table:table-cell>
          <table:table-cell office:value-type="float" office:value="0.187189233252251" calcext:value-type="float">
            <text:p>0.187189233252251</text:p>
          </table:table-cell>
          <table:table-cell office:value-type="float" office:value="0.105228695463044" calcext:value-type="float">
            <text:p>0.105228695463044</text:p>
          </table:table-cell>
          <table:table-cell office:value-type="float" office:value="0.422154616351456" calcext:value-type="float">
            <text:p>0.422154616351456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205851322194695" calcext:value-type="float">
            <text:p>0.205851322194695</text:p>
          </table:table-cell>
          <table:table-cell table:formula="of:=AVERAGE([.B27:.J27])" office:value-type="float" office:value="1.068187648569" calcext:value-type="float">
            <text:p>1.0681876485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10_0</text:p>
          </table:table-cell>
          <table:table-cell office:value-type="float" office:value="1.07379370703265" calcext:value-type="float">
            <text:p>1.07379370703265</text:p>
          </table:table-cell>
          <table:table-cell office:value-type="float" office:value="10.5" calcext:value-type="float">
            <text:p>10.5</text:p>
          </table:table-cell>
          <table:table-cell office:value-type="float" office:value="0.411096715325775" calcext:value-type="float">
            <text:p>0.411096715325775</text:p>
          </table:table-cell>
          <table:table-cell office:value-type="float" office:value="0.303149736458445" calcext:value-type="float">
            <text:p>0.303149736458445</text:p>
          </table:table-cell>
          <table:table-cell office:value-type="float" office:value="0.237117939730743" calcext:value-type="float">
            <text:p>0.237117939730743</text:p>
          </table:table-cell>
          <table:table-cell office:value-type="float" office:value="0.241740521149093" calcext:value-type="float">
            <text:p>0.241740521149093</text:p>
          </table:table-cell>
          <table:table-cell office:value-type="float" office:value="0.317992967148188" calcext:value-type="float">
            <text:p>0.317992967148188</text:p>
          </table:table-cell>
          <table:table-cell office:value-type="float" office:value="0.954545454545455" calcext:value-type="float">
            <text:p>0.954545454545455</text:p>
          </table:table-cell>
          <table:table-cell office:value-type="float" office:value="0.35323052478856" calcext:value-type="float">
            <text:p>0.35323052478856</text:p>
          </table:table-cell>
          <table:table-cell table:formula="of:=AVERAGE([.B28:.J28])" office:value-type="float" office:value="1.59918528513099" calcext:value-type="float">
            <text:p>1.59918528513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1_0</text:p>
          </table:table-cell>
          <table:table-cell office:value-type="float" office:value="0.789027432522352" calcext:value-type="float">
            <text:p>0.789027432522352</text:p>
          </table:table-cell>
          <table:table-cell office:value-type="float" office:value="6.21428571428571" calcext:value-type="float">
            <text:p>6.21428571428571</text:p>
          </table:table-cell>
          <table:table-cell office:value-type="float" office:value="0.214143832615061" calcext:value-type="float">
            <text:p>0.214143832615061</text:p>
          </table:table-cell>
          <table:table-cell office:value-type="float" office:value="0.0966430367202893" calcext:value-type="float">
            <text:p>0.0966430367202893</text:p>
          </table:table-cell>
          <table:table-cell office:value-type="float" office:value="0.171772456636518" calcext:value-type="float">
            <text:p>0.171772456636518</text:p>
          </table:table-cell>
          <table:table-cell office:value-type="float" office:value="0.10215737411374" calcext:value-type="float">
            <text:p>0.10215737411374</text:p>
          </table:table-cell>
          <table:table-cell office:value-type="float" office:value="0.396776670583118" calcext:value-type="float">
            <text:p>0.39677667058311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232533452818377" calcext:value-type="float">
            <text:p>0.232533452818377</text:p>
          </table:table-cell>
          <table:table-cell table:formula="of:=AVERAGE([.B29:.J29])" office:value-type="float" office:value="1.01621237765184" calcext:value-type="float">
            <text:p>1.01621237765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20_0</text:p>
          </table:table-cell>
          <table:table-cell office:value-type="float" office:value="0.756855233041378" calcext:value-type="float">
            <text:p>0.756855233041378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.284191905252885" calcext:value-type="float">
            <text:p>0.284191905252885</text:p>
          </table:table-cell>
          <table:table-cell office:value-type="float" office:value="0.306926659700054" calcext:value-type="float">
            <text:p>0.306926659700054</text:p>
          </table:table-cell>
          <table:table-cell office:value-type="float" office:value="0.263024949776588" calcext:value-type="float">
            <text:p>0.263024949776588</text:p>
          </table:table-cell>
          <table:table-cell office:value-type="float" office:value="0.279176050193504" calcext:value-type="float">
            <text:p>0.279176050193504</text:p>
          </table:table-cell>
          <table:table-cell office:value-type="float" office:value="0.340778843799508" calcext:value-type="float">
            <text:p>0.340778843799508</text:p>
          </table:table-cell>
          <table:table-cell office:value-type="float" office:value="1.04545454545455" calcext:value-type="float">
            <text:p>1.04545454545455</text:p>
          </table:table-cell>
          <table:table-cell office:value-type="float" office:value="0.382609187125285" calcext:value-type="float">
            <text:p>0.382609187125285</text:p>
          </table:table-cell>
          <table:table-cell table:formula="of:=AVERAGE([.B30:.J30])" office:value-type="float" office:value="1.33585041533112" calcext:value-type="float">
            <text:p>1.33585041533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2_5</text:p>
          </table:table-cell>
          <table:table-cell office:value-type="float" office:value="0.566433308182978" calcext:value-type="float">
            <text:p>0.566433308182978</text:p>
          </table:table-cell>
          <table:table-cell office:value-type="float" office:value="5.57142857142857" calcext:value-type="float">
            <text:p>5.57142857142857</text:p>
          </table:table-cell>
          <table:table-cell office:value-type="float" office:value="0.226051630733449" calcext:value-type="float">
            <text:p>0.226051630733449</text:p>
          </table:table-cell>
          <table:table-cell office:value-type="float" office:value="0.0959580972394247" calcext:value-type="float">
            <text:p>0.0959580972394247</text:p>
          </table:table-cell>
          <table:table-cell office:value-type="float" office:value="0.11227908004157" calcext:value-type="float">
            <text:p>0.11227908004157</text:p>
          </table:table-cell>
          <table:table-cell office:value-type="float" office:value="0.0971866997510703" calcext:value-type="float">
            <text:p>0.0971866997510703</text:p>
          </table:table-cell>
          <table:table-cell office:value-type="float" office:value="0.409732120588796" calcext:value-type="float">
            <text:p>0.409732120588796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.247625592939834" calcext:value-type="float">
            <text:p>0.247625592939834</text:p>
          </table:table-cell>
          <table:table-cell table:formula="of:=AVERAGE([.B31:.J31])" office:value-type="float" office:value="0.956934376291109" calcext:value-type="float">
            <text:p>0.956934376291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5_0</text:p>
          </table:table-cell>
          <table:table-cell office:value-type="float" office:value="0.764037788012737" calcext:value-type="float">
            <text:p>0.764037788012737</text:p>
          </table:table-cell>
          <table:table-cell office:value-type="float" office:value="6.85714285714286" calcext:value-type="float">
            <text:p>6.85714285714286</text:p>
          </table:table-cell>
          <table:table-cell office:value-type="float" office:value="0.249367559318294" calcext:value-type="float">
            <text:p>0.249367559318294</text:p>
          </table:table-cell>
          <table:table-cell office:value-type="float" office:value="0.274767721263883" calcext:value-type="float">
            <text:p>0.274767721263883</text:p>
          </table:table-cell>
          <table:table-cell office:value-type="float" office:value="0.230924234887441" calcext:value-type="float">
            <text:p>0.230924234887441</text:p>
          </table:table-cell>
          <table:table-cell office:value-type="float" office:value="0.240886982978971" calcext:value-type="float">
            <text:p>0.240886982978971</text:p>
          </table:table-cell>
          <table:table-cell office:value-type="float" office:value="0.359898064508151" calcext:value-type="float">
            <text:p>0.359898064508151</text:p>
          </table:table-cell>
          <table:table-cell office:value-type="float" office:value="1.03571428571429" calcext:value-type="float">
            <text:p>1.03571428571429</text:p>
          </table:table-cell>
          <table:table-cell office:value-type="float" office:value="0.388474904827893" calcext:value-type="float">
            <text:p>0.388474904827893</text:p>
          </table:table-cell>
          <table:table-cell table:formula="of:=AVERAGE([.B32:.J32])" office:value-type="float" office:value="1.15569048873939" calcext:value-type="float">
            <text:p>1.15569048873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7_0</text:p>
          </table:table-cell>
          <table:table-cell office:value-type="float" office:value="0.673882736324995" calcext:value-type="float">
            <text:p>0.673882736324995</text:p>
          </table:table-cell>
          <table:table-cell office:value-type="float" office:value="6.64285714285714" calcext:value-type="float">
            <text:p>6.64285714285714</text:p>
          </table:table-cell>
          <table:table-cell office:value-type="float" office:value="0.273209237814601" calcext:value-type="float">
            <text:p>0.273209237814601</text:p>
          </table:table-cell>
          <table:table-cell office:value-type="float" office:value="0.261409401342239" calcext:value-type="float">
            <text:p>0.261409401342239</text:p>
          </table:table-cell>
          <table:table-cell office:value-type="float" office:value="0.23159018188199" calcext:value-type="float">
            <text:p>0.23159018188199</text:p>
          </table:table-cell>
          <table:table-cell office:value-type="float" office:value="0.250551875826362" calcext:value-type="float">
            <text:p>0.250551875826362</text:p>
          </table:table-cell>
          <table:table-cell office:value-type="float" office:value="0.305620788507279" calcext:value-type="float">
            <text:p>0.30562078850727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389133225322229" calcext:value-type="float">
            <text:p>0.389133225322229</text:p>
          </table:table-cell>
          <table:table-cell table:formula="of:=AVERAGE([.B33:.J33])" office:value-type="float" office:value="1.13012352585933" calcext:value-type="float">
            <text:p>1.130123525859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0_5</text:p>
          </table:table-cell>
          <table:table-cell office:value-type="float" office:value="0.880354944659225" calcext:value-type="float">
            <text:p>0.880354944659225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.231408120185182" calcext:value-type="float">
            <text:p>0.231408120185182</text:p>
          </table:table-cell>
          <table:table-cell office:value-type="float" office:value="0.089688039402032" calcext:value-type="float">
            <text:p>0.089688039402032</text:p>
          </table:table-cell>
          <table:table-cell office:value-type="float" office:value="0.183888213073245" calcext:value-type="float">
            <text:p>0.183888213073245</text:p>
          </table:table-cell>
          <table:table-cell office:value-type="float" office:value="0.107582566243609" calcext:value-type="float">
            <text:p>0.107582566243609</text:p>
          </table:table-cell>
          <table:table-cell office:value-type="float" office:value="0.4180780364295" calcext:value-type="float">
            <text:p>0.4180780364295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230388880906362" calcext:value-type="float">
            <text:p>0.230388880906362</text:p>
          </table:table-cell>
          <table:table-cell table:formula="of:=AVERAGE([.B34:.J34])" office:value-type="float" office:value="1.07523367629038" calcext:value-type="float">
            <text:p>1.07523367629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10_0</text:p>
          </table:table-cell>
          <table:table-cell office:value-type="float" office:value="1.13872925448583" calcext:value-type="float">
            <text:p>1.13872925448583</text:p>
          </table:table-cell>
          <table:table-cell office:value-type="float" office:value="10.2173913043478" calcext:value-type="float">
            <text:p>10.2173913043478</text:p>
          </table:table-cell>
          <table:table-cell office:value-type="float" office:value="0.406499544628584" calcext:value-type="float">
            <text:p>0.406499544628584</text:p>
          </table:table-cell>
          <table:table-cell office:value-type="float" office:value="0.367414664007923" calcext:value-type="float">
            <text:p>0.367414664007923</text:p>
          </table:table-cell>
          <table:table-cell office:value-type="float" office:value="0.271811884259754" calcext:value-type="float">
            <text:p>0.271811884259754</text:p>
          </table:table-cell>
          <table:table-cell office:value-type="float" office:value="0.273697137738783" calcext:value-type="float">
            <text:p>0.273697137738783</text:p>
          </table:table-cell>
          <table:table-cell office:value-type="float" office:value="0.3360422566007" calcext:value-type="float">
            <text:p>0.3360422566007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0.354898553959277" calcext:value-type="float">
            <text:p>0.354898553959277</text:p>
          </table:table-cell>
          <table:table-cell table:formula="of:=AVERAGE([.B35:.J35])" office:value-type="float" office:value="1.60593790241865" calcext:value-type="float">
            <text:p>1.605937902418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1_0</text:p>
          </table:table-cell>
          <table:table-cell office:value-type="float" office:value="0.794809891735072" calcext:value-type="float">
            <text:p>0.794809891735072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0.226771707452297" calcext:value-type="float">
            <text:p>0.226771707452297</text:p>
          </table:table-cell>
          <table:table-cell office:value-type="float" office:value="0.0974092906051611" calcext:value-type="float">
            <text:p>0.0974092906051611</text:p>
          </table:table-cell>
          <table:table-cell office:value-type="float" office:value="0.173431050408304" calcext:value-type="float">
            <text:p>0.173431050408304</text:p>
          </table:table-cell>
          <table:table-cell office:value-type="float" office:value="0.104981682078884" calcext:value-type="float">
            <text:p>0.104981682078884</text:p>
          </table:table-cell>
          <table:table-cell office:value-type="float" office:value="0.425412692708002" calcext:value-type="float">
            <text:p>0.425412692708002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22610840721127" calcext:value-type="float">
            <text:p>0.22610840721127</text:p>
          </table:table-cell>
          <table:table-cell table:formula="of:=AVERAGE([.B36:.J36])" office:value-type="float" office:value="1.01734084214909" calcext:value-type="float">
            <text:p>1.01734084214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20_0</text:p>
          </table:table-cell>
          <table:table-cell office:value-type="float" office:value="0.754108648397548" calcext:value-type="float">
            <text:p>0.754108648397548</text:p>
          </table:table-cell>
          <table:table-cell office:value-type="float" office:value="8.31818181818182" calcext:value-type="float">
            <text:p>8.31818181818182</text:p>
          </table:table-cell>
          <table:table-cell office:value-type="float" office:value="0.260893379100529" calcext:value-type="float">
            <text:p>0.260893379100529</text:p>
          </table:table-cell>
          <table:table-cell office:value-type="float" office:value="0.321961401570857" calcext:value-type="float">
            <text:p>0.321961401570857</text:p>
          </table:table-cell>
          <table:table-cell office:value-type="float" office:value="0.248973310124616" calcext:value-type="float">
            <text:p>0.248973310124616</text:p>
          </table:table-cell>
          <table:table-cell office:value-type="float" office:value="0.274384986941066" calcext:value-type="float">
            <text:p>0.274384986941066</text:p>
          </table:table-cell>
          <table:table-cell office:value-type="float" office:value="0.315251140089184" calcext:value-type="float">
            <text:p>0.315251140089184</text:p>
          </table:table-cell>
          <table:table-cell office:value-type="float" office:value="1.04545454545455" calcext:value-type="float">
            <text:p>1.04545454545455</text:p>
          </table:table-cell>
          <table:table-cell office:value-type="float" office:value="0.394839335872726" calcext:value-type="float">
            <text:p>0.394839335872726</text:p>
          </table:table-cell>
          <table:table-cell table:formula="of:=AVERAGE([.B37:.J37])" office:value-type="float" office:value="1.32600539619254" calcext:value-type="float">
            <text:p>1.326005396192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2_5</text:p>
          </table:table-cell>
          <table:table-cell office:value-type="float" office:value="0.524261059280155" calcext:value-type="float">
            <text:p>0.524261059280155</text:p>
          </table:table-cell>
          <table:table-cell office:value-type="float" office:value="5.60714285714286" calcext:value-type="float">
            <text:p>5.60714285714286</text:p>
          </table:table-cell>
          <table:table-cell office:value-type="float" office:value="0.221265479655197" calcext:value-type="float">
            <text:p>0.221265479655197</text:p>
          </table:table-cell>
          <table:table-cell office:value-type="float" office:value="0.115380227144273" calcext:value-type="float">
            <text:p>0.115380227144273</text:p>
          </table:table-cell>
          <table:table-cell office:value-type="float" office:value="0.120760388762518" calcext:value-type="float">
            <text:p>0.120760388762518</text:p>
          </table:table-cell>
          <table:table-cell office:value-type="float" office:value="0.0991453148601416" calcext:value-type="float">
            <text:p>0.0991453148601416</text:p>
          </table:table-cell>
          <table:table-cell office:value-type="float" office:value="0.405039250778492" calcext:value-type="float">
            <text:p>0.405039250778492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.25299131019717" calcext:value-type="float">
            <text:p>0.25299131019717</text:p>
          </table:table-cell>
          <table:table-cell table:formula="of:=AVERAGE([.B38:.J38])" office:value-type="float" office:value="0.959077797059454" calcext:value-type="float">
            <text:p>0.959077797059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5_0</text:p>
          </table:table-cell>
          <table:table-cell office:value-type="float" office:value="0.736269159877122" calcext:value-type="float">
            <text:p>0.736269159877122</text:p>
          </table:table-cell>
          <table:table-cell office:value-type="float" office:value="6.89285714285714" calcext:value-type="float">
            <text:p>6.89285714285714</text:p>
          </table:table-cell>
          <table:table-cell office:value-type="float" office:value="0.247790269860334" calcext:value-type="float">
            <text:p>0.247790269860334</text:p>
          </table:table-cell>
          <table:table-cell office:value-type="float" office:value="0.285085367256477" calcext:value-type="float">
            <text:p>0.285085367256477</text:p>
          </table:table-cell>
          <table:table-cell office:value-type="float" office:value="0.232794220897668" calcext:value-type="float">
            <text:p>0.232794220897668</text:p>
          </table:table-cell>
          <table:table-cell office:value-type="float" office:value="0.24199593596499" calcext:value-type="float">
            <text:p>0.24199593596499</text:p>
          </table:table-cell>
          <table:table-cell office:value-type="float" office:value="0.372485693124807" calcext:value-type="float">
            <text:p>0.372485693124807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38423025611617" calcext:value-type="float">
            <text:p>0.38423025611617</text:p>
          </table:table-cell>
          <table:table-cell table:formula="of:=AVERAGE([.B39:.J39])" office:value-type="float" office:value="1.16277073526481" calcext:value-type="float">
            <text:p>1.162770735264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7_0</text:p>
          </table:table-cell>
          <table:table-cell office:value-type="float" office:value="0.735435302823706" calcext:value-type="float">
            <text:p>0.735435302823706</text:p>
          </table:table-cell>
          <table:table-cell office:value-type="float" office:value="7.32142857142857" calcext:value-type="float">
            <text:p>7.32142857142857</text:p>
          </table:table-cell>
          <table:table-cell office:value-type="float" office:value="0.282467354396823" calcext:value-type="float">
            <text:p>0.282467354396823</text:p>
          </table:table-cell>
          <table:table-cell office:value-type="float" office:value="0.282377554267062" calcext:value-type="float">
            <text:p>0.282377554267062</text:p>
          </table:table-cell>
          <table:table-cell office:value-type="float" office:value="0.240200731840747" calcext:value-type="float">
            <text:p>0.240200731840747</text:p>
          </table:table-cell>
          <table:table-cell office:value-type="float" office:value="0.257736402391952" calcext:value-type="float">
            <text:p>0.257736402391952</text:p>
          </table:table-cell>
          <table:table-cell office:value-type="float" office:value="0.309776637110237" calcext:value-type="float">
            <text:p>0.309776637110237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393012460480719" calcext:value-type="float">
            <text:p>0.393012460480719</text:p>
          </table:table-cell>
          <table:table-cell table:formula="of:=AVERAGE([.B40:.J40])" office:value-type="float" office:value="1.19852452544728" calcext:value-type="float">
            <text:p>1.198524525447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828210395492757" calcext:value-type="float">
            <text:p>0.828210395492757</text:p>
          </table:table-cell>
          <table:table-cell office:value-type="float" office:value="6.42857142857143" calcext:value-type="float">
            <text:p>6.42857142857143</text:p>
          </table:table-cell>
          <table:table-cell office:value-type="float" office:value="0.214804610886045" calcext:value-type="float">
            <text:p>0.214804610886045</text:p>
          </table:table-cell>
          <table:table-cell office:value-type="float" office:value="0.0847118191195775" calcext:value-type="float">
            <text:p>0.0847118191195775</text:p>
          </table:table-cell>
          <table:table-cell office:value-type="float" office:value="0.171996953942869" calcext:value-type="float">
            <text:p>0.171996953942869</text:p>
          </table:table-cell>
          <table:table-cell office:value-type="float" office:value="0.104649455563836" calcext:value-type="float">
            <text:p>0.104649455563836</text:p>
          </table:table-cell>
          <table:table-cell office:value-type="float" office:value="0.422448378660342" calcext:value-type="float">
            <text:p>0.422448378660342</text:p>
          </table:table-cell>
          <table:table-cell office:value-type="float" office:value="1" calcext:value-type="float">
            <text:p>1</text:p>
          </table:table-cell>
          <table:table-cell office:value-type="float" office:value="0.21852092356128" calcext:value-type="float">
            <text:p>0.21852092356128</text:p>
          </table:table-cell>
          <table:table-cell table:formula="of:=AVERAGE([.B41:.J41])" office:value-type="float" office:value="1.0526571073109" calcext:value-type="float">
            <text:p>1.0526571073109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6-04-13T22:29:22.869291714</dc:date>
    <meta:editing-duration>PT1M53S</meta:editing-duration>
    <meta:editing-cycles>1</meta:editing-cycles>
    <meta:document-statistic meta:table-count="1" meta:cell-count="451" meta:object-count="0"/>
    <meta:generator>LibreOffice/7.3.3.2$MacOSX_AARCH64 LibreOffice_project/d1d0ea68f081ee2800a922cac8f79445e4603348</meta:generator>
  </office:meta>
</office:document-meta>
</file>